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iberation Serif1" svg:font-family="'Liberation Serif'"/>
    <style:font-face style:name="OpenSymbol" svg:font-family="OpenSymbol"/>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text-properties style:font-name="Bitstream Charter"/>
    </style:style>
    <style:style style:name="P3" style:family="paragraph" style:parent-style-name="Preformatted_20_Text">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4" style:family="paragraph" style:parent-style-name="Preformatted_20_Text">
      <style:paragraph-properties fo:text-align="center" style:justify-single-word="false"/>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5" style:family="paragraph" style:parent-style-name="Preformatted_20_Text">
      <style:paragraph-properties fo:text-align="end" style:justify-single-word="false"/>
      <style:text-properties style:font-name="Bitstream Charter"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Preformatted_20_Text">
      <style:paragraph-properties fo:text-align="end" style:justify-single-word="false"/>
      <style:text-properties style:font-name="Bitstream Charter" fo:font-size="18pt" fo:font-style="normal" style:text-underline-style="none" fo:font-weight="bold" style:font-size-asian="18pt" style:font-style-asian="normal" style:font-weight-asian="bold" style:font-size-complex="18pt" style:font-style-complex="normal" style:font-weight-complex="bold"/>
    </style:style>
    <style:style style:name="P7" style:family="paragraph" style:parent-style-name="Preformatted_20_Text">
      <style:text-properties style:font-name="Bitstream Charter" fo:font-weight="bold" style:font-name-asian="DejaVu Sans" style:font-weight-asian="bold" style:font-name-complex="DejaVu Sans" style:font-weight-complex="bold"/>
    </style:style>
    <style:style style:name="P8" style:family="paragraph" style:parent-style-name="Preformatted_20_Text">
      <style:text-properties style:font-name="Bitstream Charter" style:font-name-asian="DejaVu Sans" style:font-name-complex="DejaVu Sans"/>
    </style:style>
    <style:style style:name="P9" style:family="paragraph" style:parent-style-name="Preformatted_20_Text">
      <style:text-properties style:font-name="Bitstream Charter" fo:font-style="normal" style:font-style-asian="normal" style:font-style-complex="normal"/>
    </style:style>
    <style:style style:name="P10" style:family="paragraph" style:parent-style-name="Heading">
      <style:paragraph-properties fo:text-align="center" style:justify-single-word="false"/>
      <style:text-properties style:font-name="Bitstream Charter" fo:font-size="22pt" fo:font-weight="bold" style:font-size-asian="22pt" style:font-weight-asian="bold" style:font-size-complex="22pt" style:font-weight-complex="bold"/>
    </style:style>
    <style:style style:name="P11" style:family="paragraph" style:parent-style-name="Text_20_body">
      <style:text-properties style:font-name="Bitstream Charter"/>
    </style:style>
    <style:style style:name="P12" style:family="paragraph" style:parent-style-name="Contents_20_Heading">
      <style:paragraph-properties fo:break-before="page"/>
    </style:style>
    <style:style style:name="P13" style:family="paragraph" style:parent-style-name="Preformatted_20_Text" style:master-page-name="First_20_Page">
      <style:paragraph-properties style:page-number="auto"/>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14" style:family="paragraph" style:parent-style-name="Preformatted_20_Text" style:list-style-name="L1"/>
    <style:style style:name="P15" style:family="paragraph" style:parent-style-name="Preformatted_20_Text">
      <style:text-properties style:font-name="Bitstream Charter"/>
    </style:style>
    <style:style style:name="P16" style:family="paragraph" style:parent-style-name="Preformatted_20_Text" style:list-style-name="L1">
      <style:text-properties style:font-name="Bitstream Charter"/>
    </style:style>
    <style:style style:name="P17" style:family="paragraph" style:parent-style-name="Preformatted_20_Text">
      <style:text-properties style:font-name="Bitstream Charter" fo:font-style="normal" style:font-name-asian="DejaVu Sans" style:font-style-asian="normal" style:font-name-complex="DejaVu Sans" style:font-style-complex="normal"/>
    </style:style>
    <style:style style:name="P18" style:family="paragraph" style:parent-style-name="Preformatted_20_Text">
      <style:text-properties style:font-name="Bitstream Charter" fo:font-weight="bold" style:font-name-asian="DejaVu Sans" style:font-weight-asian="bold" style:font-name-complex="DejaVu Sans" style:font-weight-complex="bold"/>
    </style:style>
    <style:style style:name="P19" style:family="paragraph" style:parent-style-name="Preformatted_20_Text">
      <style:text-properties style:font-name="Bitstream Charter" fo:font-size="10pt" style:font-size-asian="10pt" style:font-size-complex="10pt"/>
    </style:style>
    <style:style style:name="P20" style:family="paragraph" style:parent-style-name="Preformatted_20_Text">
      <style:paragraph-properties fo:break-before="page"/>
      <style:text-properties style:font-name="Bitstream Charter" fo:font-weight="bold" style:font-name-asian="DejaVu Sans" style:font-weight-asian="bold" style:font-name-complex="DejaVu Sans" style:font-weight-complex="bold"/>
    </style:style>
    <style:style style:name="P21" style:family="paragraph" style:parent-style-name="Heading_20_2">
      <style:text-properties style:font-name="Bitstream Charter"/>
    </style:style>
    <style:style style:name="P22" style:family="paragraph" style:parent-style-name="Heading_20_2">
      <style:paragraph-properties fo:margin-top="0.423cm" fo:margin-bottom="0.212cm" fo:break-before="page" fo:keep-with-next="always"/>
      <style:text-properties style:font-name="Liberation Sans"/>
    </style:style>
    <style:style style:name="P23" style:family="paragraph" style:parent-style-name="Heading_20_2">
      <style:paragraph-properties fo:margin-top="0.423cm" fo:margin-bottom="0.212cm" fo:break-before="page" fo:keep-with-next="always"/>
      <style:text-properties style:font-name="Liberation Sans" style:font-name-asian="DejaVu Sans" style:font-name-complex="DejaVu Sans"/>
    </style:style>
    <style:style style:name="P24" style:family="paragraph" style:parent-style-name="Heading_20_2">
      <style:paragraph-properties fo:margin-top="0.423cm" fo:margin-bottom="0.212cm" fo:keep-with-next="always"/>
      <style:text-properties style:font-name="Liberation Sans" style:font-name-asian="DejaVu Sans" style:font-name-complex="DejaVu Sans"/>
    </style:style>
    <style:style style:name="P25" style:family="paragraph" style:parent-style-name="Heading_20_2">
      <style:paragraph-properties fo:margin-top="0.423cm" fo:margin-bottom="0.212cm"/>
      <style:text-properties style:font-name="Liberation Sans"/>
    </style:style>
    <style:style style:name="P26" style:family="paragraph" style:parent-style-name="Heading_20_1" style:list-style-name="">
      <style:text-properties style:font-name="Bitstream Charter"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7" style:family="paragraph" style:parent-style-name="Heading_20_1" style:master-page-name="Standard">
      <style:paragraph-properties style:page-number="1"/>
    </style:style>
    <style:style style:name="P28" style:family="paragraph" style:parent-style-name="Heading_20_1">
      <style:paragraph-properties fo:break-before="page"/>
    </style:style>
    <style:style style:name="P29" style:family="paragraph" style:parent-style-name="Heading_20_1">
      <style:paragraph-properties fo:margin-top="0.423cm" fo:margin-bottom="0.212cm" fo:break-before="page" fo:keep-with-next="always"/>
      <style:text-properties style:font-name="Liberation Sans" style:font-name-asian="DejaVu Sans" style:font-name-complex="DejaVu San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Century Schoolbook L" fo:font-size="13pt" style:font-size-asian="13pt" style:font-size-complex="13pt"/>
    </style:style>
    <style:style style:name="T2" style:family="text">
      <style:text-properties style:font-name="Bitstream Charter"/>
    </style:style>
    <style:style style:name="T3" style:family="text">
      <style:text-properties style:font-name="Bitstream Charter" fo:font-style="italic" style:font-style-asian="italic" style:font-style-complex="italic"/>
    </style:style>
    <style:style style:name="T4" style:family="text">
      <style:text-properties style:font-name="Bitstream Charter" fo:font-weight="normal" style:font-weight-asian="normal" style:font-weight-complex="normal"/>
    </style:style>
    <style:style style:name="T5" style:family="text">
      <style:text-properties fo:font-variant="normal" fo:text-transform="none" fo:color="#000000" style:font-name="Bitstream Charter" fo:font-size="9.75pt" fo:letter-spacing="normal" fo:font-style="normal" fo:font-weight="bold" style:font-weight-asian="bold" style:font-weight-complex="bold"/>
    </style:style>
    <style:style style:name="T6" style:family="text">
      <style:text-properties fo:font-variant="normal" fo:text-transform="none" fo:color="#000000" style:text-line-through-style="none" fo:font-style="normal" style:text-underline-style="none" fo:font-weight="bold" style:text-blinking="false" fo:background-color="transparent"/>
    </style:style>
    <style:style style:name="T7" style:family="text">
      <style:text-properties fo:font-variant="normal" fo:text-transform="none" fo:color="#000000" style:text-line-through-style="none" fo:font-style="normal" style:text-underline-style="none" fo:font-weight="bold" style:text-blinking="false" fo:background-color="transparent" style:font-name-asian="Monospace" style:font-name-complex="Monospace"/>
    </style:style>
    <style:style style:name="T8" style:family="text">
      <style:text-properties fo:font-variant="normal" fo:text-transform="none" fo:color="#000000" style:text-line-through-style="none" fo:font-style="normal" style:text-underline-style="none" fo:font-weight="normal" style:text-blinking="false" fo:background-color="transparent"/>
    </style:style>
    <style:style style:name="T9" style:family="text">
      <style:text-properties fo:font-variant="normal" fo:text-transform="none" fo:color="#000000" style:text-line-through-style="none" fo:font-style="normal" style:text-underline-style="none" fo:font-weight="normal" style:text-blinking="false" fo:background-color="transparent" style:font-name-asian="Monospace" style:font-name-complex="Monospace"/>
    </style:style>
    <style:style style:name="T10" style:family="text">
      <style:text-properties fo:font-variant="normal" fo:text-transform="none" fo:color="#000000" style:text-line-through-style="none" style:text-underline-style="none" style:text-blinking="false" fo:background-color="transparent"/>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fr1" style:family="graphic" style:parent-style-name="Frame">
      <style:graphic-properties style:run-through="foreground" style:wrap="none" style:vertical-pos="top" style:vertical-rel="paragraph-content" style:horizontal-pos="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content" style:horizontal-pos="left"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none" style:vertical-pos="from-top" style:vertical-rel="page" style:horizontal-pos="from-left" style:horizontal-rel="page"/>
    </style:style>
    <style:style style:name="fr6" style:family="graphic" style:parent-style-name="Frame">
      <style:graphic-properties style:run-through="foreground" style:wrap="none" style:vertical-pos="from-top" style:vertical-rel="page" style:horizontal-pos="from-left" style:horizontal-rel="pag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Marco3" text:anchor-type="page" text:anchor-page-number="8" svg:x="2.219cm" svg:y="16.912cm" fo:min-width="11.569cm" draw:z-index="8">
        <draw:text-box fo:min-height="9.193cm">
          <text:p text:style-name="P7">// Prueba Correcta </text:p>
          <text:p text:style-name="P7"/>
          <text:p text:style-name="P7">// Declaracion de subprograma o funcion </text:p>
          <text:p text:style-name="P7">int funcionAnodina (int n) { </text:p>
          <text:p text:style-name="P7"><text:tab/>int uno = 1, cero = 0;<text:tab/>// variables locales inicializadas </text:p>
          <text:p text:style-name="P7"><text:tab/> </text:p>
          <text:p text:style-name="P7"><text:tab/>// intrucciones operacionales </text:p>
          <text:p text:style-name="P7"><text:tab/>uno = cero * 90; </text:p>
          <text:p text:style-name="P7"><text:tab/>uno = uno + 34 - 23 / 30 - cero * n; </text:p>
          <text:p text:style-name="P7"><text:tab/> </text:p>
          <text:p text:style-name="P7"><text:tab/>return uno; </text:p>
          <text:p text:style-name="P7">} </text:p>
          <text:p text:style-name="P7"/>
          <text:p text:style-name="P7">// Punto ppal del programa </text:p>
          <text:p text:style-name="P7">int main (int n) { </text:p>
          <text:p text:style-name="P7"><text:tab/>int variable; </text:p>
          <text:p text:style-name="P7"><text:tab/>// Asignacion de valor cierto ó falso </text:p>
          <text:p text:style-name="P7"><text:tab/>variable = n * funcionAnodina(n); </text:p>
          <text:p text:style-name="P7"/>
          <text:p text:style-name="P7"><text:tab/>return variable; </text:p>
          <text:p text:style-name="P7">} </text:p>
        </draw:text-box>
      </draw:frame>
      <draw:frame draw:style-name="fr6" draw:name="Marco2" text:anchor-type="page" text:anchor-page-number="9" svg:x="2.15cm" svg:y="2.626cm" fo:min-width="11.506cm" draw:z-index="9">
        <draw:text-box fo:min-height="8.77cm">
          <text:p text:style-name="P7">// Prueba Correcta </text:p>
          <text:p text:style-name="P7"/>
          <text:p text:style-name="P7">// declaracion de metodo y clase </text:p>
          <text:p text:style-name="P7">//Declaración de la clase Fecha: </text:p>
          <text:p text:style-name="P7">class Fecha { </text:p>
          <text:p text:style-name="P7">public: int a, b, c; </text:p>
          <text:p text:style-name="P7"><text:tab/>int daDia (void);<text:tab/>// método que devuelve un entero </text:p>
          <text:p text:style-name="P7">private: </text:p>
          <text:p text:style-name="P7"><text:tab/>int d,m,a;<text:tab/>// tres enteros privados </text:p>
          <text:p text:style-name="P7">}; </text:p>
          <text:p text:style-name="P7"/>
          <text:p text:style-name="P7">// Definicion de un metodo daDia de la clase Fecha </text:p>
          <text:p text:style-name="P7">int Fecha::daDia (void){ </text:p>
          <text:p text:style-name="P7"><text:tab/>return d; </text:p>
          <text:p text:style-name="P7">} </text:p>
          <text:p text:style-name="P7"/>
          <text:p text:style-name="P7">void main (int dia) { </text:p>
          <text:p text:style-name="P7"><text:tab/>Fecha var; </text:p>
          <text:p text:style-name="P7"><text:tab/>return var.daDia(); </text:p>
          <text:p text:style-name="P7">} </text:p>
        </draw:text-box>
      </draw:frame>
      <text:p text:style-name="P13"/>
      <text:p text:style-name="P3"/>
      <text:p text:style-name="P3"/>
      <text:p text:style-name="P3"/>
      <text:p text:style-name="P3"/>
      <text:p text:style-name="P3"/>
      <text:p text:style-name="P3"/>
      <text:p text:style-name="P10">MEMORIA COMPILADORES</text:p>
      <text:p text:style-name="P10">ANALIZADOR SINTÁCTICO y SEMÁNTIC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GRUPO 8</text:p>
      <text:p text:style-name="P6"/>
      <text:p text:style-name="P5">Luis Ildefonso Gómez Solana 040078</text:p>
      <text:p text:style-name="P5">Fernando Arias Porras <text:span text:style-name="T1">030035</text:span></text:p>
      <text:p text:style-name="P5">Víctor Gómez Aragoneses 040071</text:p>
      <text:h text:style-name="P26" text:outline-level="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12">Índice de contenido</text:p>
          </text:index-title>
          <text:p text:style-name="P31">INTRODUCCIÓN<text:tab/>1</text:p>
          <text:p text:style-name="P30">Proyecto<text:tab/>1</text:p>
          <text:p text:style-name="P31">ANALIZADOR SINTÁCTICO<text:tab/>2</text:p>
          <text:p text:style-name="P30">Gramática del lenguaje:<text:tab/>2</text:p>
          <text:p text:style-name="P30">Errores detectados:<text:tab/>4</text:p>
          <text:p text:style-name="P31">ANALIZADOR SEMÁNTICO<text:tab/>5</text:p>
          <text:p text:style-name="P30">Diseño<text:tab/>5</text:p>
          <text:p text:style-name="P30">Errores detectados:<text:tab/>5</text:p>
          <text:p text:style-name="P31">CASOS DE PRUEBAS<text:tab/>6</text:p>
          <text:p text:style-name="P30">Pruebas correctas.<text:tab/>6</text:p>
          <text:p text:style-name="P30">Pruebas incorrectas<text:tab/>9</text:p>
        </text:index-body>
      </text:table-of-content>
      <text:h text:style-name="P26" text:outline-level="1"/>
      <text:h text:style-name="P27" text:outline-level="1">INTRODUCCIÓN</text:h>
      <text:h text:style-name="Heading_20_2" text:outline-level="2">Proyecto</text:h>
      <text:p text:style-name="P2">La práctica asignada para el presente curso es un subconjunto del lenguaje C++. Las características principales que podemos denotar y que son parte común de la práctica son la declaración de clases, métodos, variables globales o locales y <text:span text:style-name="T12">main</text:span>. De igual manera tendremos operaciones de entrada-salida, llamadas a métodos, expresiones.</text:p>
      <text:p text:style-name="P2">Concretando, la parte común de nuestro proyecto es:</text:p>
      <text:list xml:id="list1187073667" text:style-name="L1">
        <text:list-item>
          <text:p text:style-name="P16">Definición y uso de clases, con atributos y métodos.</text:p>
        </text:list-item>
        <text:list-item>
          <text:p text:style-name="P16">Definición de funciones.</text:p>
        </text:list-item>
        <text:list-item>
          <text:p text:style-name="P16">Tipos enteros, lógicos y vacíos.</text:p>
        </text:list-item>
        <text:list-item>
          <text:p text:style-name="P16">Variables enteras y su declaración.</text:p>
        </text:list-item>
        <text:list-item>
          <text:p text:style-name="P16">Constantes enteras y cadenas de caracteres (entre comillas dobles).</text:p>
        </text:list-item>
        <text:list-item>
          <text:p text:style-name="P16">Sentencias: asignación, condicional simple, llamada a funciones, métodos y retorno.</text:p>
        </text:list-item>
        <text:list-item>
          <text:p text:style-name="P16">Expresiones.</text:p>
        </text:list-item>
        <text:list-item>
          <text:p text:style-name="P16">Comentarios.</text:p>
        </text:list-item>
        <text:list-item>
          <text:p text:style-name="P14"><text:span text:style-name="T2">Operaciones de entrada/salida por terminal (</text:span><text:span text:style-name="T3">cin</text:span><text:span text:style-name="T2">, </text:span><text:span text:style-name="T3">cout</text:span><text:span text:style-name="T2">).</text:span></text:p>
        </text:list-item>
        <text:list-item>
          <text:p text:style-name="P16">Operadores.</text:p>
        </text:list-item>
      </text:list>
      <text:p text:style-name="P2"/>
      <text:p text:style-name="P2"/>
      <text:p text:style-name="P2">Por otra parte, la parte específica para nuestro proyecto serán las operaciones condicionales complejas (<text:span text:style-name="T12">if-then-else</text:span>), parámetros por valor, asignación con operación (p.e. <text:span text:style-name="T12">+=</text:span>) y en cuanto al analizador sintáctico: descendente recursivo. De igual manera que en el caso anterior podemos verlo más claramente así:</text:p>
      <text:list xml:id="list1840605624" text:continue-numbering="true" text:style-name="L1">
        <text:list-item>
          <text:p text:style-name="P16">Sentencias: Sentencia condicional (if, if-else)</text:p>
        </text:list-item>
        <text:list-item>
          <text:p text:style-name="P16">Parámetros: Por valor.</text:p>
        </text:list-item>
        <text:list-item>
          <text:p text:style-name="P16">Operador especial: Asignación con operación (op=)</text:p>
        </text:list-item>
        <text:list-item>
          <text:p text:style-name="P16">Analizador Sintáctico: Descenso recursivo.</text:p>
        </text:list-item>
      </text:list>
      <text:p text:style-name="P2"/>
      <text:p text:style-name="P2"/>
      <text:p text:style-name="Preformatted_20_Text"><text:span text:style-name="T2">Para la realización del proyecto decidimos usar una herramienta que cumpliera en gran medida todo lo que se exigía y que no provocara excesivos problemas a la hora de generar los módulos del compilador. En concreto, usamos </text:span><text:span text:style-name="T5">ANother Tool for Language Recognition</text:span><text:span text:style-name="T4"> </text:span><text:span text:style-name="T2">(ANTLR) que genera un analizador sintáctico LL(k), a parte que dicha herramienta tiene gran cantidad de documentación publicada.</text:span></text:p>
      <text:p text:style-name="P2"/>
      <text:h text:style-name="P28" text:outline-level="1">ANALIZADOR SINTÁCTICO</text:h>
      <text:p text:style-name="P2">El analizador sintáctico se encargará de transformar la salida del léxico (con los sucesivos <text:span text:style-name="T12">tokens</text:span>) en un árbol de derivación que más adelante será el que reciba el semántico.</text:p>
      <text:p text:style-name="P2"/>
      <text:p text:style-name="P2">En nuestro caso el analizador sintáctico será descendente recursivo, ya que, nuestra herramienta (ANTLR) genera dicho árbol. En éste analizador las entradas son de izquierda a la derecha, y construcciones de derivaciones de derivaciones por la izquierda de una sentencia. Este tipo de gramáticas son llamadas gramáticas LL. </text:p>
      <text:p text:style-name="P2"/>
      <text:p text:style-name="P2">Básicamente nuestro analizador sintáctico se encargará de pedir al analizador léxico <text:span text:style-name="T12">tokens</text:span> y comprobará si puede generar una regla sintáctica con ellos en otro caso generará un error y lo imprimirá por pantalla. </text:p>
      <text:h text:style-name="Heading_20_2" text:outline-level="2">Gramática del lenguaje:</text:h>
      <text:p text:style-name="P2">A continuación redactamos las reglas sintácticas que componen nuestra gramática. El axioma es “programa”, y los tokens provenientes del análisis léxico se expresan en mayúscula:</text:p>
      <text:p text:style-name="P2"/>
      <text:p text:style-name="P19"><text:span text:style-name="T6">programa ::=</text:span><text:span text:style-name="T8"> ant_prog siguiente_prog<text:line-break/></text:span><text:span text:style-name="T6">ant_prog ::=</text:span><text:span text:style-name="T8"> instDecVar ant_prog | λ</text:span><text:line-break/><text:span text:style-name="T6">siguiente_prog ::= </text:span><text:span text:style-name="T8">decMetodo siguiente_prog | subprograma siguiente_prog | decClase siguiente_prog | main</text:span><text:line-break/><text:span text:style-name="T6">main ::=</text:span><text:span text:style-name="T10"> </text:span><text:span text:style-name="T8">ttipo MAIN PARENT_AB listaDecParams PARENT_CE LLAVE_AB cuerpo_sp LLAVE_CE</text:span><text:line-break/><text:span text:style-name="T6">instDecVar ::=</text:span><text:span text:style-name="T10"> </text:span><text:span text:style-name="T8">listaDeclaraciones PUNTO_COMA</text:span><text:line-break/><text:span text:style-name="T6">listaDeclaraciones ::=</text:span><text:span text:style-name="T10"> </text:span><text:span text:style-name="T8">ttipo declaracion siguiente_declaracion</text:span><text:line-break/><text:span text:style-name="T6">siguiente_declaracion ::=</text:span><text:span text:style-name="T10"> </text:span><text:span text:style-name="T8">COMA declaracion siguiente_declaracion | λ</text:span><text:line-break/><text:span text:style-name="T6">declaracion ::=</text:span><text:span text:style-name="T10"> </text:span><text:span text:style-name="T8">IDENT | IDENT OP_ASIG q_argumento | IDENT PARENT_AB q_argumento PARENT_CE | IDENT CORCHETE_AB intdec CORCHETE_CE<text:line-break/></text:span><text:span text:style-name="T6">intdec ::=</text:span><text:span text:style-name="T10"> </text:span><text:span text:style-name="T8">LIT_ENTERO_OCTAL | LIT_ENTERO_DECIMAL<text:line-break/></text:span><text:span text:style-name="T6">subprograma ::=</text:span><text:span text:style-name="T8"> ttipo IDENT PARENT_AB listaDecParams PARENT_CE</text:span><text:line-break/><text:span text:style-name="T6">q_argumento ::=</text:span><text:span text:style-name="T10"> </text:span><text:span text:style-name="T8">LIT_CADENA | LIT_ENTERO_OCTAL | LIT_ENTERO_DECIMAL | IDENT PARENT_AB q_argumento PARENT_CE | IDENT | CTE_LOGTRUE | CTE_LOGFALSE | λ<text:line-break/></text:span><text:span text:style-name="T6">ttipo ::=</text:span><text:span text:style-name="T10"> </text:span><text:span text:style-name="T8">INT | BOOL | VOID | CHAR | IDENT </text:span><text:line-break/><text:span text:style-name="T6">decMetodo ::=</text:span><text:span text:style-name="T10"> </text:span><text:span text:style-name="T8">ttipo IDENT DOSPUNTOS_DOS IDENT PARENT_AB listaDecParams PARENT_CE LLAVE_AB cuerpo_sp LLACE_CE</text:span><text:line-break/><text:span text:style-name="T6">listaDecParams ::= </text:span><text:span text:style-name="T8">ttipo | listaDeclaraciones siguiente_listaDecParams | λ</text:span><text:line-break/><text:span text:style-name="T6">siguiente_listaDecParams ::=</text:span><text:span text:style-name="T10"> </text:span><text:span text:style-name="T8">COMA listaDeclaraciones siguiente_listaDecParams | λ</text:span><text:line-break/><text:span text:style-name="T6">decClase ::=</text:span><text:span text:style-name="T10"> </text:span><text:span text:style-name="T8">CLASS IDENT LLAVE_AB cuerpo_clase parte_publica parte_privada LLAVE_CE PUNTO_COMA<text:line-break/></text:span><text:span text:style-name="T6">cuerpo_clase ::=</text:span><text:span text:style-name="T8"> ttipo IDENT comun_clase PUNTO_COMA cuerpo_clase | λ<text:line-break/></text:span><text:span text:style-name="T6">comun_clase ::=</text:span><text:span text:style-name="T8"> COMA IDENT comun_clase_sig1 | PARENT_AB ttipo comun_clase_sig2 PARENT_CE<text:line-break/></text:span><text:span text:style-name="T6">comun_clase_sig1 ::=</text:span><text:span text:style-name="T8"> COMA IDENT comun_clase_sig1 | λ<text:line-break/></text:span><text:span text:style-name="T6">comun_clase_sig2 ::= <text:s/></text:span><text:span text:style-name="T8">COMA ttipo | λ<text:line-break/></text:span><text:span text:style-name="T6">parte_publica ::=</text:span><text:span text:style-name="T8"> PUBLIC DOSPUNTOS cuerpo_clase | λ<text:line-break/></text:span><text:span text:style-name="T6">parte_privada ::=</text:span><text:span text:style-name="T8"> PRIVATE DOSPUNTOS cuerpo_clase | λ</text:span><text:line-break/><text:span text:style-name="T6">cuerpo_sp ::=</text:span><text:span text:style-name="T10"> </text:span><text:span text:style-name="T8">instrucción cuerpo_sp | λ</text:span><text:line-break/><text:span text:style-name="T6">instruccion ::=</text:span><text:span text:style-name="T10"> </text:span><text:span text:style-name="T8">instDecVar | instExpresion | instNula | instCond | instCout | instCin | instReturn</text:span><text:line-break/><text:span text:style-name="T6">instReturn ::=</text:span><text:span text:style-name="T10"> </text:span><text:span text:style-name="T8">RETURN PUNTO_COMA | RETURN instExpresion</text:span><text:line-break/><text:span text:style-name="T6">instExpresion ::=</text:span><text:span text:style-name="T10"> </text:span><text:span text:style-name="T8">expresion PUNTO_COMA</text:span><text:line-break/><text:span text:style-name="T6">expresion ::=</text:span><text:span text:style-name="T10"> </text:span><text:span text:style-name="T8">expAsignacion<text:line-break/></text:span><text:span text:style-name="T6">expAsignacion ::=</text:span><text:span text:style-name="T8"> expOLogico | expOLogico expAsig_sig<text:line-break/></text:span><text:span text:style-name="T6">expAsig_sig ::=</text:span><text:span text:style-name="T8"> OP_ASIG instCondSimple | OP_ASIG expOLogico | OP_ASIG_MAS instCondSimple | OP_ASIG_MAS expOLogico</text:span><text:line-break/><text:span text:style-name="T6">expOLogico ::= </text:span><text:span text:style-name="T8">expYLogico | OP_OR expYLogico</text:span><text:line-break/><text:span text:style-name="T6">expYLogico ::=</text:span><text:span text:style-name="T10"> </text:span><text:span text:style-name="T8">expComparacion | expComparacion OP_AND expComparacion</text:span><text:line-break/><text:span text:style-name="T6">expComparacion ::= </text:span><text:span text:style-name="T8">expAritmetica</text:span><text:span text:style-name="T10"> </text:span><text:span text:style-name="T8">ops expAritmetica expComparacion | λ</text:span><text:line-break/><text:span text:style-name="T6">ops ::=</text:span><text:span text:style-name="T10"> </text:span><text:span text:style-name="T8">OP_IGUAL | OP_DISTINTO | OP_MAYOR | OP_MENOR | OP_MENOR_IGUAL | OP_MAYOR_IGUAL<text:line-break/></text:span><text:span text:style-name="T6">expAritmetica ::=</text:span><text:span text:style-name="T10"> </text:span><text:span text:style-name="T8">expProducto expAritmetica_siguiente</text:span><text:line-break/><text:soft-page-break/><text:span text:style-name="T6">expAritmetica_siguiente ::= </text:span><text:span text:style-name="T8">opsmasmenos expProducto expAritmetica_siguiente | λ</text:span><text:line-break/><text:span text:style-name="T6">opsmasmenos ::= </text:span><text:span text:style-name="T8">OP_MAS | OP_MENOS</text:span><text:line-break/><text:span text:style-name="T6">expProducto ::=</text:span><text:span text:style-name="T10"> </text:span><text:span text:style-name="T8">expCambioSigno expProducto_siguiente</text:span><text:line-break/><text:span text:style-name="T6">expProducto_siguiente ::= </text:span><text:span text:style-name="T8">OP_PRODUCTO expCambioSigno | OP_DIVISION expCambioSigno | λ<text:line-break/></text:span><text:span text:style-name="T6">expCambioSigno ::=</text:span><text:span text:style-name="T10"> </text:span><text:span text:style-name="T8">OP_MENOS expPostIncremento | OP_MAS expPostIncremento | expPostIncremento<text:line-break/></text:span><text:span text:style-name="T6">expPostIncremento ::=</text:span><text:span text:style-name="T10"> </text:span><text:span text:style-name="T8">expNegacion OP_MASMAS | expNegacion OP_MENOSMENOS</text:span><text:line-break/><text:span text:style-name="T6">expNegacion ::=</text:span><text:span text:style-name="T10"> </text:span><text:span text:style-name="T8">expNegacion_sig acceso</text:span><text:line-break/><text:span text:style-name="T6">expNegacion_sig ::=</text:span><text:span text:style-name="T10"> </text:span><text:span text:style-name="T8">OP_NOT expNegacion_sig | λ</text:span><text:line-break/><text:span text:style-name="T6">acceso ::=</text:span><text:span text:style-name="T10"> </text:span><text:span text:style-name="T8">raizAcceso acceso_sig | raizAccesoConSubAccesos acceso_sig | literal | llamada | IDENT | raizAccesoSinAccesos | raizAccesoSinAccesos acceso_sig</text:span><text:span text:style-name="T6"><text:line-break/>acceso_sig::=</text:span><text:span text:style-name="T10"> </text:span><text:span text:style-name="T8">PUNTO subAcceso acceso_sig | λ</text:span><text:line-break/><text:span text:style-name="T6">raizAcceso ::=</text:span><text:span text:style-name="T10"> </text:span><text:span text:style-name="T8">IDENT | literal</text:span><text:line-break/><text:span text:style-name="T6">raizAccesoConSubAccesos ::=</text:span><text:span text:style-name="T10"> </text:span><text:span text:style-name="T8">OP_MAS<text:line-break/></text:span><text:span text:style-name="T6">raizAccesoSinAcceso ::=</text:span><text:span text:style-name="T8"> llamada</text:span><text:line-break/><text:span text:style-name="T6">subAcceso ::=</text:span><text:span text:style-name="T10"> </text:span><text:span text:style-name="T8">IDENT | llamada</text:span><text:line-break/><text:span text:style-name="T6">llamada ::=</text:span><text:span text:style-name="T10"> </text:span><text:span text:style-name="T8">IDENT PARENT_AB listaExpresiones PARENT_CE</text:span><text:line-break/><text:span text:style-name="T6">listaExpresiones ::=</text:span><text:span text:style-name="T10"> </text:span><text:span text:style-name="T8">IDENT listaExpresiones_sig | literal listaExpresiones_sig | λ</text:span><text:line-break/><text:span text:style-name="T6">listaExpresiones_sig ::=</text:span><text:span text:style-name="T10"> </text:span><text:span text:style-name="T8">COMA IDENT lista_expresiones_sig | COMA literal lista_expresiones_sig | λ<text:line-break/></text:span><text:span text:style-name="T6">literal ::= </text:span><text:span text:style-name="T8">LIT_ENTERO_OCTAL | LIT_ENTERO_DECIMAL | LIT_CADENA | CTE_LOGTRUE | CTE_LOGFALSE<text:line-break/></text:span><text:span text:style-name="T6">instCond ::= </text:span><text:span text:style-name="T9">IF PARENT_AB expresion PARENT_CE LLAVE_AB cuerpo_sp LLAVE_CE sino | IF PARENT_AB expresion PARENT_CE instrucción sino<text:line-break/></text:span><text:span text:style-name="T7">sino ::=</text:span><text:span text:style-name="T9"> sinosi sino | sinofin<text:line-break/></text:span><text:span text:style-name="T7">sinosi ::=</text:span><text:span text:style-name="T9"> ELSE IF PARENT_AB expresion PARENT_CE LLAVE_AB cuerpo_sp LLAVE_CE | <text:s/>ELSE IF PARENT_AB expresion PARENT_CE instrucción<text:line-break/></text:span><text:span text:style-name="T7">sinofin ::=</text:span><text:span text:style-name="T9"> ELSE LLAVE_AB! cuerpo_sp LLAVE_CE! | ELSE instrucción<text:line-break/></text:span><text:span text:style-name="T6">instNula ::=</text:span><text:span text:style-name="T10"> </text:span><text:span text:style-name="T8">PUNTO_COMA</text:span><text:line-break/><text:span text:style-name="T6">instDecMet ::=</text:span><text:span text:style-name="T10"> </text:span><text:span text:style-name="T8">IDENT PUNTO IDENT PARENT_AB lista_valores PARENT_CE PUNTO_COMA</text:span><text:line-break/><text:span text:style-name="T6">lista_valores ::=</text:span><text:span text:style-name="T10"> </text:span><text:span text:style-name="T8">q_argumento lista_valores_sig</text:span><text:line-break/><text:span text:style-name="T6">lista_valores_sig ::=</text:span><text:span text:style-name="T10"> </text:span><text:span text:style-name="T8">COMA q_argumento lista_valores_sig | λ</text:span><text:line-break/><text:span text:style-name="T6">e_vector ::=</text:span><text:span text:style-name="T10"> </text:span><text:span text:style-name="T8">IDENT CORCHETE_AB LIT_ENTERO_DECIMAL CORCHETE_CE</text:span><text:line-break/><text:span text:style-name="T6">cadena ::=</text:span><text:span text:style-name="T10"> </text:span><text:span text:style-name="T8">vector</text:span><text:line-break/><text:span text:style-name="T6">vector ::=</text:span><text:span text:style-name="T10"> </text:span><text:span text:style-name="T8">CORCHETE_AB LIT_ENTERO_DECIMAL CORCHETE_CE<text:line-break/></text:span><text:span text:style-name="T6">instCout ::=</text:span><text:span text:style-name="T8"> COUT MENOR_MENOR arg_io instCout_sig PUNTO_COMA<text:line-break/></text:span><text:span text:style-name="T6">instCout_sig ::= </text:span><text:span text:style-name="T8">MENOR_MENOR arg_io instCout_sig | λ<text:line-break/></text:span><text:span text:style-name="T6">instCin ::=</text:span><text:span text:style-name="T8"> CIN MAYOR_MAYOR arg_io PUNTO_COMA<text:line-break/></text:span><text:span text:style-name="T6">arg_io ::= </text:span><text:span text:style-name="T8">IDENT | LIT_CADENA<text:line-break/></text:span><text:span text:style-name="T6">instCondSimple ::=</text:span><text:span text:style-name="T8"> PARENT_AB acceso op_cond acceso PARENT_CE INTER acceso DOSPUNTOS acceso<text:line-break/></text:span><text:span text:style-name="T6">op_cond ::=</text:span><text:span text:style-name="T8"> </text:span><text:span text:style-name="T9">OP_IGUAL | OP_DISTINTO | OP_MAYOR OP_MENOR | OP_MENOR_IGUAL | OP_MAYOR_IGUAL</text:span></text:p>
      <text:h text:style-name="P21" text:outline-level="2"/>
      <text:h text:style-name="P21" text:outline-level="2"/>
      <text:p text:style-name="P11"/>
      <text:h text:style-name="P22" text:outline-level="2">Errores detectados:</text:h>
      <text:p text:style-name="P2">A continuación relatamos los diversos errores que el analizador sintáctico detecta, alguno de ellos son genéricos puesto que la falta de un <text:span text:style-name="T12">token</text:span><text:span text:style-name="T11"> para completar una regla sintáctica o el error en la terminación de la regla es muy común.</text:span></text:p>
      <text:p text:style-name="P9"/>
      <text:p text:style-name="P2"><text:span text:style-name="T11">Nuestro analizador sintáctico, tal y como lo hemos construido, debe consumir tres </text:span><text:span text:style-name="T12">tokens</text:span><text:span text:style-name="T11"> para poder determinar un único <text:s/>camino que seguir, por ejemplo: “</text:span><text:span text:style-name="T12">int variable;</text:span><text:span text:style-name="T11">” produce una variable y sólo se puede producir este elemento, en otro caso tendríamos una gramática ambigua (no sería determinista).</text:span></text:p>
      <text:p text:style-name="P9"/>
      <text:p text:style-name="P2"><text:span text:style-name="T11">Con respecto a lo anterior, el analizador sintáctico generará un error cuando falle en la generación de una regla, generando un mensaje del tipo “Se esperaba el </text:span><text:span text:style-name="T12">token</text:span><text:span text:style-name="T11"> %t y se recibió un %o”, entendiendo por %t el </text:span><text:span text:style-name="T12">token </text:span><text:span text:style-name="T11">que se esperaba recibir para completar y continuar con el análisis y por %o el </text:span><text:span text:style-name="T12">token</text:span><text:span text:style-name="T11"> que se recibió y genero el error. </text:span></text:p>
      <text:p text:style-name="P2"><text:span text:style-name="T11">En la generación de cabeceras de programas, métodos y </text:span><text:span text:style-name="T12">main </text:span><text:span text:style-name="T11">se puede producir un error en al declaración de los parámetros de entrada, en este caso se emitirá un error del tipo “Lista de parámetros es inválida”, también puede ocurrir que una llamada a un método produzca error,emitiendo por ello el mismo error. De igual manera cuando una expresión falle se emitirá un mensaje “Expresión inválida”. </text:span></text:p>
      <text:p text:style-name="P9"/>
      <text:p text:style-name="P2"><text:span text:style-name="T11">Por último, si el código carece de la función </text:span><text:span text:style-name="T12">main</text:span><text:span text:style-name="T11"> el analizador sintáctico generará un error recordándonos la necesidad de declararlo.</text:span></text:p>
      <text:h text:style-name="P29" text:outline-level="1">ANALIZADOR SEMÁNTICO</text:h>
      <text:h text:style-name="P24" text:outline-level="2">Diseño</text:h>
      <text:p text:style-name="P2">La fase de análisis semántico de un procesador de lenguaje es aquélla que computa la información adicional necesaria para el procesamiento de un lenguaje, una vez que la estructura sintáctica de un programa haya sido obtenida. Es por tanto la fase posterior a la de análisis sintáctico y la última dentro del proceso de síntesis de un lenguaje de programación.</text:p>
      <text:p text:style-name="P2"/>
      <text:p text:style-name="P2">La finalidad de dicho análisis es dar validez semántica a las sentencias aceptadas por el analizador sintáctico.</text:p>
      <text:p text:style-name="P2"/>
      <text:p text:style-name="P2">Una de los puntos más importantes de este módulo es la comprobación y verificación de tipos. Por ejemplo, en nuestro caso, no podremos asignar a una variable tipo cadena la palabra reservada <text:span text:style-name="T12">true</text:span><text:span text:style-name="T11">, ya que, no pertenece a dicho conjunto de valores posibles.</text:span></text:p>
      <text:p text:style-name="P17"/>
      <text:h text:style-name="P25" text:outline-level="2">Errores detectados:</text:h>
      <text:p text:style-name="P2">La generación de errores semánticos hacen especial énfasis en el correcto uso de los tipos. Esto se ve por ejemplo en asignación errónea de valores a variables que no son del mismo tipo de dicho elemento. Para ello se generará un mensaje que nos advierta del error. Por otra parte tenemos las llamadas a métodos y funciones que provocarán, al igual que el caso anterior, un error de tipos; en este caso el error nos advertirá del problema de tipos que hemos cometido.</text:p>
      <text:p text:style-name="P2"/>
      <text:p text:style-name="P2">Por otra parte las expresiones, podemos advertir el error de tipos que se puede dar al intentar operar con tipos diferentes o incluso con cadena de caracteres, esto será un error como es lógico.</text:p>
      <text:p text:style-name="P2"/>
      <text:p text:style-name="P2">Por último tenemos la declaración de programas o métodos pertenecientes a clases que no existen o el intento de declaración de variables o llamadas con el mismo nombre que otro elemento, todo ello provocará un error advirtiéndonos que ya se ha definido previamente esa declaración o por el contrario que no lo está.</text:p>
      <text:h text:style-name="P29" text:outline-level="1">CASOS DE PRUEBAS</text:h>
      <text:p text:style-name="P8">A continuación se detallan el código de los programas de pruebas que evalúan los diferentes casos de éxito o error de nuestro compilador.</text:p>
      <text:h text:style-name="P24" text:outline-level="2">Pruebas correctas.</text:h>
      <text:p text:style-name="P7">Prueba 1:</text:p>
      <text:p text:style-name="P7"><draw:frame draw:style-name="fr1" draw:name="Marco1" text:anchor-type="paragraph" svg:width="11.476cm" draw:z-index="0"><draw:text-box fo:min-height="9.64cm"><text:p text:style-name="P7">// Prueba Correcta </text:p><text:p text:style-name="P7">// </text:p><text:p text:style-name="P7"/><text:p text:style-name="P7">// Inclusion de variables globales </text:p><text:p text:style-name="P7">int hola, var_global; </text:p><text:p text:style-name="P7">int adios=90;<text:tab/>// inicializadas </text:p><text:p text:style-name="P7">char *s; </text:p><text:p text:style-name="P7"/><text:p text:style-name="P7">void demo ()<text:tab/>// funcion sin argumentos </text:p><text:p text:style-name="P7">{ </text:p><text:p text:style-name="P7"><text:tab/><text:tab/>// No hace nada y </text:p><text:p text:style-name="P7"><text:tab/>return;<text:tab/>// No devuelve nada </text:p><text:p text:style-name="P7">} </text:p><text:p text:style-name="P7"/><text:p text:style-name="P7">void main (int variable) { </text:p><text:p text:style-name="P7"><text:tab/>// Declaracion de variables </text:p><text:p text:style-name="P7"><text:tab/>// algunas inicializadas. </text:p><text:p text:style-name="P7"><text:tab/>int otra_var, otra_var2; </text:p><text:p text:style-name="P7"><text:tab/>int otra_var2=20; </text:p><text:p text:style-name="P7"/><text:p text:style-name="P7"><text:tab/>return otra_var; </text:p><text:p text:style-name="P7">}</text:p></draw:text-box></draw:frame></text:p>
      <text:p text:style-name="P7">Prueba 2:</text:p>
      <text:p text:style-name="P7"/>
      <text:p text:style-name="P7"><text:soft-page-break/>Prueba 3:</text:p>
      <text:p text:style-name="P7"/>
      <text:p text:style-name="P7">Prueba 4:</text:p>
      <text:p text:style-name="P7"><draw:frame draw:style-name="fr2" draw:name="Marco4" text:anchor-type="paragraph" svg:x="0.115cm" svg:y="0.469cm" fo:min-width="11.541cm" draw:z-index="1"><draw:text-box fo:min-height="7.923cm"><text:p text:style-name="P7">// Prueba Correcta </text:p><text:p text:style-name="P7"/><text:p text:style-name="P7">// main </text:p><text:p text:style-name="P7">bool main (int n, int m) </text:p><text:p text:style-name="P7">{ </text:p><text:p text:style-name="P7"><text:tab/>/* Declaracion de variables </text:p><text:p text:style-name="P7"><text:tab/> - algunas inicializadas - */ </text:p><text:p text:style-name="P7"><text:tab/>bool variable = true; </text:p><text:p text:style-name="P7"><text:tab/> </text:p><text:p text:style-name="P7"><text:tab/>// Condicional Complejo </text:p><text:p text:style-name="P7"><text:tab/>if (variable)<text:tab/>// cierto </text:p><text:p text:style-name="P7"><text:tab/><text:tab/>variable = false; </text:p><text:p text:style-name="P7"><text:tab/>else </text:p><text:p text:style-name="P7"><text:tab/><text:tab/>varible = true; </text:p><text:p text:style-name="P7"/><text:p text:style-name="P7"><text:tab/>// Devolvemos le valor calculado<text:tab/> </text:p><text:p text:style-name="P7"><text:tab/>return variable; </text:p><text:p text:style-name="P7">} </text:p></draw:text-box></draw:frame></text:p>
      <text:p text:style-name="P20">Prueba 5:</text:p>
      <text:p text:style-name="P7"/>
      <text:p text:style-name="P7"><draw:frame draw:style-name="fr3" draw:name="Marco5" text:anchor-type="paragraph" fo:min-width="11.543cm" draw:z-index="2"><draw:text-box fo:min-height="11.31cm"><text:p text:style-name="P7">// Prueba Correcta </text:p><text:p text:style-name="P7"/><text:p text:style-name="P7">// Objetivo: </text:p><text:p text:style-name="P7">// Comprobamos el correcto funcionamiento del </text:p><text:p text:style-name="P7">// condicional complejo con varias posibilidades </text:p><text:p text:style-name="P7">// y la asignacion con operacion. </text:p><text:p text:style-name="P7"/><text:p text:style-name="P7"/><text:p text:style-name="P7">// main </text:p><text:p text:style-name="P7">void main (void) { </text:p><text:p text:style-name="P7"><text:tab/>int num = 30; </text:p><text:p text:style-name="P7"><text:tab/>int algo =40, otro;<text:tab/> </text:p><text:p text:style-name="P7"/><text:p text:style-name="P7"><text:tab/>if (num == 0) {<text:tab/> </text:p><text:p text:style-name="P7"><text:tab/><text:tab/>otro += algo; </text:p><text:p text:style-name="P7"><text:tab/>} </text:p><text:p text:style-name="P7"><text:tab/>else if (algo == 0 || otro == 0) { </text:p><text:p text:style-name="P7"><text:tab/><text:tab/>otro += algo; </text:p><text:p text:style-name="P7"><text:tab/>} </text:p><text:p text:style-name="P7"/><text:p text:style-name="P7"><text:tab/>if (num==30) { </text:p><text:p text:style-name="P7"><text:tab/><text:tab/>num = num - num; </text:p><text:p text:style-name="P7"><text:tab/>} else { </text:p><text:p text:style-name="P7"><text:tab/><text:tab/>num = 30; </text:p><text:p text:style-name="P7"><text:tab/>} </text:p><text:p text:style-name="P7">}</text:p></draw:text-box></draw:frame> Prueba6:</text:p>
      <text:p text:style-name="P7"/>
      <text:p text:style-name="P7"><draw:frame draw:style-name="fr3" draw:name="Marco6" text:anchor-type="paragraph" fo:min-width="11.587cm" draw:z-index="3"><draw:text-box fo:min-height="8.77cm"><text:p text:style-name="P7">// Prueba correcta </text:p><text:p text:style-name="P7"/><text:p text:style-name="P7">/* Objetivo </text:p><text:p text:style-name="P7"><text:tab/>Comprobamos el correcto funcionamiento </text:p><text:p text:style-name="P7">de la declaracion de programas/funciones. Así </text:p><text:p text:style-name="P7">como las operaciones de cin y cout </text:p><text:p text:style-name="P7">*/ </text:p><text:p text:style-name="P7"/><text:p text:style-name="P7">void imprime (char *msg, <text:s/>f) { </text:p><text:p text:style-name="P7"><text:tab/>cout &lt;&lt; s &lt;&lt; msg &lt;&lt; f; </text:p><text:p text:style-name="P7"><text:tab/>cout &lt;&lt; "\n";<text:tab/>// imprime un salto de línea */ </text:p><text:p text:style-name="P7"><text:tab/>return; </text:p><text:p text:style-name="P7">} </text:p><text:p text:style-name="P7"/><text:p text:style-name="P7">void main (void) { </text:p><text:p text:style-name="P7"><text:tab/>char* s="hola Mundo!"; </text:p><text:p text:style-name="P7"><text:tab/>cout &lt;&lt; s; </text:p><text:p text:style-name="P7"><text:tab/>cin &gt;&gt; s; </text:p><text:p text:style-name="P7"><text:tab/>return; </text:p><text:p text:style-name="P7">} </text:p></draw:text-box></draw:frame></text:p>
      <text:h text:style-name="P23" text:outline-level="2">Pruebas incorrectas</text:h>
      <text:p text:style-name="P7">Prueba 1:</text:p>
      <text:p text:style-name="P7"/>
      <text:p text:style-name="P7"><draw:frame draw:style-name="fr4" draw:name="Marco7" text:anchor-type="paragraph" svg:x="0.201cm" svg:y="0.002cm" fo:min-width="11.543cm" draw:z-index="4"><draw:text-box fo:min-height="9.617cm"><text:p text:style-name="P7">// Prueba Incorrecta </text:p><text:p text:style-name="P7">// </text:p><text:p text:style-name="P7"/><text:p text:style-name="P7">// Inclusion de variables globales </text:p><text:p text:style-name="P7">int hola, var_global,;<text:tab/>// error en la coma </text:p><text:p text:style-name="P7">int adios=90;<text:tab/>// inicializadas </text:p><text:p text:style-name="P7">char *s<text:tab/><text:tab/>// falta cerrar la declaracion. </text:p><text:p text:style-name="P7"/><text:p text:style-name="P7">void demo ()<text:tab/>// funcion sin argumentos </text:p><text:p text:style-name="P7">{ </text:p><text:p text:style-name="P7"><text:tab/><text:tab/>// No hace nada y </text:p><text:p text:style-name="P7"><text:tab/>return;<text:tab/>// No devuelve nada </text:p><text:p text:style-name="P7">} </text:p><text:p text:style-name="P7"/><text:p text:style-name="P7">void main (int variable) { </text:p><text:p text:style-name="P7"><text:tab/>// Declaracion de variables </text:p><text:p text:style-name="P7"><text:tab/>// algunas inicializadas. </text:p><text:p text:style-name="P7"><text:tab/>int otra_var, otra_var2; </text:p><text:p text:style-name="P7"><text:tab/>int otra_var2=20; </text:p><text:p text:style-name="P7"/><text:p text:style-name="P7"><text:tab/>return otra_var; </text:p><text:p text:style-name="P7">} </text:p></draw:text-box></draw:frame>Prueba 2:</text:p>
      <text:p text:style-name="P7"><draw:frame draw:style-name="fr4" draw:name="Marco12" text:anchor-type="paragraph" svg:x="0.266cm" svg:y="0.249cm" fo:min-width="11.52cm" draw:z-index="10"><draw:text-box fo:min-height="9.193cm"><text:p text:style-name="P7">// Prueba Incorrecta </text:p><text:p text:style-name="P7"/><text:p text:style-name="P7">/* Objetivo </text:p><text:p text:style-name="P7"><text:tab/>Comprobamos el error cometido en las </text:p><text:p text:style-name="P7">operaciones de I/O </text:p><text:p text:style-name="P7">*/ </text:p><text:p text:style-name="P7"/><text:p text:style-name="P7">void imprime (char *msg, <text:s/>f) { </text:p><text:p text:style-name="P7"><text:tab/>cout &lt; s &lt;&lt; msg &lt;&lt; f;<text:tab/>// error sintactico </text:p><text:p text:style-name="P7"><text:tab/>cout &lt;&lt; "\n";<text:tab/>// imprime un salto de línea */ </text:p><text:p text:style-name="P7"><text:tab/>return; </text:p><text:p text:style-name="P7">} </text:p><text:p text:style-name="P7"/><text:p text:style-name="P7">void main (void) { </text:p><text:p text:style-name="P7"><text:tab/>char* s="hola Mundo!"; </text:p><text:p text:style-name="P7"><text:tab/>int var; </text:p><text:p text:style-name="P7"><text:tab/>cout &lt;&lt; s; </text:p><text:p text:style-name="P7"><text:tab/>cin &gt;&gt; s; </text:p><text:p text:style-name="P7"><text:tab/>cout &gt;&gt; s;<text:tab/>// error </text:p><text:p text:style-name="P7"><text:tab/>return; </text:p><text:p text:style-name="P7">}</text:p></draw:text-box></draw:frame></text:p>
      <text:p text:style-name="P20">Prueba 3:</text:p>
      <text:p text:style-name="P7"><draw:frame draw:style-name="fr4" draw:name="Marco9" text:anchor-type="paragraph" svg:x="0.24cm" svg:y="14.205cm" fo:min-width="11.393cm" draw:z-index="5"><draw:text-box fo:min-height="9.617cm"><text:p text:style-name="P7">// Prueba Incorrecta </text:p><text:p text:style-name="P7"/><text:p text:style-name="P7">// Declaracion de subprograma o funcion </text:p><text:p text:style-name="P7">int funcionAnodina (int n) { </text:p><text:p text:style-name="P7"><text:tab/>int uno = 1, cero = 0;<text:tab/>// variables locales inicializadas </text:p><text:p text:style-name="P7"><text:tab/> </text:p><text:p text:style-name="P7"><text:tab/>// intrucciones operacionales </text:p><text:p text:style-name="P7"><text:tab/>uno = cero * "cadena";<text:tab/>// TIPOS ERRONEOS </text:p><text:p text:style-name="P7"><text:tab/>uno = uno + 34 - 23 / 30 - cero * n; </text:p><text:p text:style-name="P7"><text:tab/> </text:p><text:p text:style-name="P7"><text:tab/>return uno; </text:p><text:p text:style-name="P7">} </text:p><text:p text:style-name="P7"/><text:p text:style-name="P7">// Punto ppal del programa </text:p><text:p text:style-name="P7">int main (int n) { </text:p><text:p text:style-name="P7"><text:tab/>int variable; </text:p><text:p text:style-name="P7"><text:tab/>// Asignacion de valor cierto ó falso </text:p><text:p text:style-name="P7"><text:tab/>variable = n * funcionAnodina(n); </text:p><text:p text:style-name="P7"/><text:p text:style-name="P7">//<text:tab/>return variable; </text:p><text:p text:style-name="P7"><text:tab/>return true;<text:tab/>// tipos de devolucion erroneo </text:p><text:p text:style-name="P7">} </text:p></draw:text-box></draw:frame><draw:frame draw:style-name="fr3" draw:name="Marco8" text:anchor-type="paragraph" fo:min-width="11.432cm" draw:z-index="11"><draw:text-box fo:min-height="9.193cm"><text:p text:style-name="P7">// Prueba Incorrecta </text:p><text:p text:style-name="P7">// declaracion de metodo y clase </text:p><text:p text:style-name="P7">class Clase_mal { </text:p><text:p text:style-name="P7">int a,b,c;<text:tab/>// declaracion de metodo privado, esto esta ok! </text:p><text:p text:style-name="P7">public <text:tab/><text:tab/>// falan DOS_PUNTOS </text:p><text:p text:style-name="P7"><text:tab/>int metodo ();<text:tab/>// declaracion erronea </text:p><text:p text:style-name="P7">}<text:tab/>// falta PUNTO_COMA </text:p><text:p text:style-name="P7">// Declaración de la clase Fecha: </text:p><text:p text:style-name="P7">class Fecha { </text:p><text:p text:style-name="P7">public: int a, b, c; </text:p><text:p text:style-name="P7"><text:tab/>void ponFecha (int, int, int);<text:tab/>/* método que recibe<text:line-break/><text:tab/><text:tab/><text:tab/> <text:s text:c="10"/>tres enteros y no devuelve nada */ </text:p><text:p text:style-name="P7"><text:tab/>int daDia (void);<text:tab/>// método que devuelve un entero </text:p><text:p text:style-name="P7"><text:tab/>int daMes (void);<text:tab/>// método que devuelve un entero </text:p><text:p text:style-name="P7"><text:tab/>int daAnno (void);<text:tab/>// método que devuelve un entero </text:p><text:p text:style-name="P7"><text:tab/>void imprime (void);<text:tab/>/* método que no recibe </text:p><text:p text:style-name="P7"><text:tab/><text:tab/><text:tab/><text:tab/> <text:s text:c="4"/>ni devuelve nada */</text:p><text:p text:style-name="P7">private: </text:p><text:p text:style-name="P7"><text:tab/>int d,m,a;<text:tab/>// tres enteros privados </text:p><text:p text:style-name="P7">}; </text:p><text:p text:style-name="P7">// FALTA DEFINICION DE METODOS! </text:p><text:p text:style-name="P7">// Definicion de un metodo daDia de la clase Fecha </text:p><text:p text:style-name="P7">int Fecha::daDia (void){ </text:p><text:p text:style-name="P7"><text:tab/>return d; </text:p><text:p text:style-name="P7">} </text:p><text:p text:style-name="P7"><text:s/></text:p><text:p text:style-name="P7">void main (int dia) { </text:p><text:p text:style-name="P7"><text:tab/>Fecha var; </text:p><text:p text:style-name="P7"><text:tab/>return var.daDia(); </text:p><text:p text:style-name="P7">} </text:p></draw:text-box></draw:frame>Prueba 4:</text:p>
      <text:p text:style-name="P7"><text:soft-page-break/>Prueba 5:</text:p>
      <text:p text:style-name="P7"><draw:frame draw:style-name="fr3" draw:name="Marco10" text:anchor-type="paragraph" fo:min-width="11.543cm" draw:z-index="6"><draw:text-box fo:min-height="7.923cm"><text:p text:style-name="P7">// Prueba Incorrecta </text:p><text:p text:style-name="P7"/><text:p text:style-name="P7">// main </text:p><text:p text:style-name="P7">bool main (int n, int m) </text:p><text:p text:style-name="P7">{ </text:p><text:p text:style-name="P7"><text:tab/>/* Declaracion de variables </text:p><text:p text:style-name="P7"><text:tab/> - algunas inicializadas - */ </text:p><text:p text:style-name="P7"><text:tab/>bool variable = true; </text:p><text:p text:style-name="P7"><text:tab/> </text:p><text:p text:style-name="P7"><text:tab/>// Condicional Complejo </text:p><text:p text:style-name="P7"><text:tab/>if variable<text:tab/>// FALTA CERRATURA PARENTESIS </text:p><text:p text:style-name="P7"><text:tab/><text:tab/>variable = false; </text:p><text:p text:style-name="P7"><text:tab/>else </text:p><text:p text:style-name="P7"><text:tab/><text:tab/>varible = true; </text:p><text:p text:style-name="P7"/><text:p text:style-name="P7"><text:tab/>// Devolvemos le valor calculado<text:tab/> </text:p><text:p text:style-name="P7"><text:tab/>return variable; </text:p><text:p text:style-name="P7">} </text:p></draw:text-box></draw:frame><draw:frame draw:style-name="fr2" draw:name="Marco11" text:anchor-type="paragraph" svg:x="0.201cm" svg:y="9.797cm" fo:min-width="11.499cm" draw:z-index="7"><draw:text-box fo:min-height="9.193cm"><text:p text:style-name="P7">// Prueba Incorrecta </text:p><text:p text:style-name="P7"/><text:p text:style-name="P7">// main </text:p><text:p text:style-name="P7">void main (void) { </text:p><text:p text:style-name="P7"><text:tab/>int num = 30; </text:p><text:p text:style-name="P7"><text:tab/>int algo =40, otro;<text:tab/> </text:p><text:p text:style-name="P7"/><text:p text:style-name="P7"><text:tab/>if (num == 0) {<text:tab/> </text:p><text:p text:style-name="P7"><text:tab/><text:tab/>otro -= algo;<text:tab/>//Operacion no contemplada </text:p><text:p text:style-name="P7"><text:tab/>} </text:p><text:p text:style-name="P7"><text:tab/>else if (algo == 0 || otro == 0) { </text:p><text:p text:style-name="P7"><text:tab/><text:tab/>otro += algo; </text:p><text:p text:style-name="P7"><text:tab/>} </text:p><text:p text:style-name="P7"/><text:p text:style-name="P7"><text:tab/>if (num==30) { </text:p><text:p text:style-name="P7"><text:tab/><text:tab/>num = num - num; </text:p><text:p text:style-name="P7"><text:tab/>} else { </text:p><text:p text:style-name="P7"><text:tab/><text:tab/>num = 30; </text:p><text:p text:style-name="P7"><text:tab/>} else </text:p><text:p text:style-name="P7"><text:tab/><text:tab/>num = 40;<text:tab/>// imposible este caso </text:p><text:p text:style-name="P7">} </text:p></draw:text-box></draw:frame></text:p>
      <text:p text:style-name="P7">Prueba 6:</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Liberation Serif1" svg:font-family="'Liberation Serif'"/>
    <style:font-face style:name="OpenSymbol" svg:font-family="OpenSymbol"/>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Liberation Serif1"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Numbering_20_Symbols" style:display-name="Numbering Symbols"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Index"/>
    <style:master-page style:name="Index"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dc:date>2011-03-10T10:15:06</dc:date>
    <meta:editing-duration>PT23H2M42S</meta:editing-duration>
    <meta:editing-cycles>109</meta:editing-cycles>
    <dc:creator>Víctor Aragoneses</dc:creator>
    <meta:document-statistic meta:table-count="0" meta:image-count="0" meta:object-count="0" meta:page-count="13" meta:paragraph-count="302" meta:word-count="2441" meta:character-count="15855"/>
  </office:meta>
</office:document-meta>
</file>